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2pt" officeooo:rsid="0008296c" officeooo:paragraph-rsid="0008c4f2" style:font-size-asian="10.5pt" style:font-size-complex="12pt"/>
    </style:style>
    <style:style style:name="P2" style:family="paragraph" style:parent-style-name="Standard">
      <style:paragraph-properties fo:text-align="start" style:justify-single-word="false"/>
      <style:text-properties fo:font-size="12pt" officeooo:rsid="0008c4f2" officeooo:paragraph-rsid="0008c4f2" style:font-size-asian="10.5pt" style:font-size-complex="12pt"/>
    </style:style>
    <style:style style:name="P3" style:family="paragraph" style:parent-style-name="Standard">
      <style:paragraph-properties fo:text-align="start" style:justify-single-word="false"/>
      <style:text-properties fo:font-size="12pt" officeooo:rsid="000c9aca" officeooo:paragraph-rsid="000c9aca" style:font-size-asian="10.5pt" style:font-size-complex="12pt"/>
    </style:style>
    <style:style style:name="P4" style:family="paragraph" style:parent-style-name="Standard">
      <style:paragraph-properties fo:text-align="start" style:justify-single-word="false"/>
      <style:text-properties fo:font-size="12pt" officeooo:rsid="000ec1a9" officeooo:paragraph-rsid="000ec1a9" style:font-size-asian="10.5pt" style:font-size-complex="12pt"/>
    </style:style>
    <style:style style:name="P5" style:family="paragraph" style:parent-style-name="Standard">
      <style:paragraph-properties fo:text-align="center" style:justify-single-word="false"/>
      <style:text-properties fo:font-size="24pt" officeooo:rsid="000b893e" officeooo:paragraph-rsid="000b893e" style:font-size-asian="24pt" style:font-size-complex="24pt"/>
    </style:style>
    <style:style style:name="P6" style:family="paragraph" style:parent-style-name="Standard">
      <style:paragraph-properties fo:text-align="center" style:justify-single-word="false"/>
      <style:text-properties fo:font-size="15pt" officeooo:rsid="000b893e" officeooo:paragraph-rsid="000b893e" style:font-size-asian="15pt" style:font-size-complex="15pt"/>
    </style:style>
    <style:style style:name="P7" style:family="paragraph" style:parent-style-name="Standard">
      <style:paragraph-properties fo:text-align="start" style:justify-single-word="false"/>
      <style:text-properties fo:font-size="15pt" officeooo:rsid="000b893e" officeooo:paragraph-rsid="000b893e" style:font-size-asian="15pt" style:font-size-complex="15pt"/>
    </style:style>
    <style:style style:name="P8" style:family="paragraph" style:parent-style-name="Standard">
      <style:paragraph-properties fo:text-align="center" style:justify-single-word="false"/>
      <style:text-properties fo:font-size="18pt" officeooo:rsid="000b893e" officeooo:paragraph-rsid="000b893e" style:font-size-asian="15.75pt" style:font-size-complex="18pt"/>
    </style:style>
    <style:style style:name="P9" style:family="paragraph" style:parent-style-name="Standard">
      <style:paragraph-properties fo:text-align="center" style:justify-single-word="false"/>
      <style:text-properties fo:font-size="16pt" officeooo:rsid="000b893e" officeooo:paragraph-rsid="000b893e" style:font-size-asian="16pt" style:font-size-complex="16pt"/>
    </style:style>
    <style:style style:name="T1" style:family="text">
      <style:text-properties officeooo:rsid="000b893e"/>
    </style:style>
    <style:style style:name="T2" style:family="text">
      <style:text-properties officeooo:rsid="000ce50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lagiarism in Programming</text:p>
      <text:p text:style-name="P9">Sridhar Adhikarla</text:p>
      <text:p text:style-name="P8"/>
      <text:p text:style-name="P6">Abstract</text:p>
      <text:p text:style-name="P2">Technology helps students develop but it also attracts plagiarism. Availability of electronic material through the internet has a great positive impact on students, they get to learn a lot, <text:s/>and on the downside also increases the risk of intentional or unintentional plagiarism among students. Plagiarism is not just confined to essay or text based assignments. <text:span text:style-name="T1">Programming assignments, being a part of most computer based courses, have a different kind of plagiarism and it is difficult to detect. This paper explores the different reasons leading to plagiarism in programming and examines ways we can minimize it.</text:span></text:p>
      <text:p text:style-name="P2"/>
      <text:p text:style-name="P7">Introduction</text:p>
      <text:p text:style-name="P3">lot of data easily available over internet, student tempted to plagiarism. </text:p>
      <text:p text:style-name="P3">This does not exclude IT students who generally are more profound in use of technology.</text:p>
      <text:p text:style-name="P3"/>
      <text:p text:style-name="P3">Lessons on plagiarism and citation are usually given at the start of the course and not of much importance to students until they begin their assignments. It is not possible for faculty to go through each assignment for a large class and check for plagiarism, this is where tools come into play. Students can receive formative feedback to improve on their paraphrazing and citation skills.</text:p>
      <text:p text:style-name="P3">“A program that is produced from another program <text:span text:style-name="T2">with a small number of routine transformations”. Why programming assignments are important and why we should look into the matter of plagiarism in programming assignments. </text:span></text:p>
      <text:p text:style-name="P3"/>
      <text:p text:style-name="P4">University courses usually contain material that advice students about essay or text based plagiarism. Computing courses should also contain similar guidance related to reuse of code in programming assignments. This is a grey area, there are instances in code similarity which may or may not be considered as plagiarism depending on the context.</text:p>
      <text:p text:style-name="P4"/>
      <text:p text:style-name="P4">Studies show an increase in plagiarism but it is not clear if it is due to the increase in plagiarism activity or due to the improved detection using the modern tools.</text:p>
      <text:p text:style-name="P3"/>
      <text:p text:style-name="P7"/>
      <text:p text:style-name="P7"/>
      <text:p text:style-name="P7"/>
      <text:p text:style-name="P1">Similarity checking is a key application of <text:s/>programming in educational f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7:38:48.061031645</meta:creation-date>
    <dc:date>2018-09-25T19:59:01.520355273</dc:date>
    <meta:editing-duration>PT24M53S</meta:editing-duration>
    <meta:editing-cycles>3</meta:editing-cycles>
    <meta:generator>LibreOffice/5.0.3.2$Linux_X86_64 LibreOffice_project/00m0$Build-2</meta:generator>
    <meta:document-statistic meta:table-count="0" meta:image-count="0" meta:object-count="0" meta:page-count="1" meta:paragraph-count="12" meta:word-count="321" meta:character-count="2040" meta:non-whitespace-character-count="1727"/>
  </office:meta>
</office:document-meta>
</file>